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3fff" officeooo:paragraph-rsid="00133fff"/>
    </style:style>
    <style:style style:name="P2" style:family="paragraph" style:parent-style-name="Standard">
      <style:text-properties fo:font-size="14pt" fo:font-style="italic" fo:font-weight="bold" officeooo:rsid="0014e3e7" officeooo:paragraph-rsid="0014e3e7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2pt" fo:font-weight="bold" officeooo:rsid="0014e3e7" officeooo:paragraph-rsid="0014e3e7" style:font-size-asian="10.5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4e3e7" officeooo:paragraph-rsid="001950cc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4e3e7" officeooo:paragraph-rsid="001b2e66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62a27" officeooo:paragraph-rsid="00162a27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62a27" officeooo:paragraph-rsid="00178a7a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162a27" officeooo:paragraph-rsid="001950cc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62a27" officeooo:paragraph-rsid="001b2e66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162a27" officeooo:paragraph-rsid="001b9346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178a7a" officeooo:paragraph-rsid="00178a7a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178a7a" officeooo:paragraph-rsid="001950cc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85fc4" officeooo:paragraph-rsid="00185fc4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85fc4" officeooo:paragraph-rsid="001950cc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85fc4" officeooo:paragraph-rsid="001b2e66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950cc" officeooo:paragraph-rsid="001950cc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950cc" officeooo:paragraph-rsid="001b2e66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1b9346" officeooo:paragraph-rsid="001b9346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normal" officeooo:rsid="0014e3e7" officeooo:paragraph-rsid="0014e3e7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style="italic" fo:font-weight="normal" officeooo:rsid="0014e3e7" officeooo:paragraph-rsid="0014e3e7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text-properties fo:font-style="italic" officeooo:rsid="00133fff" officeooo:paragraph-rsid="00133fff" style:font-style-asian="italic" style:font-style-complex="italic"/>
    </style:style>
    <style:style style:name="T1" style:family="text">
      <style:text-properties officeooo:rsid="0014e3e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2a27"/>
    </style:style>
    <style:style style:name="T4" style:family="text">
      <style:text-properties fo:font-weight="bold" officeooo:rsid="00185fc4" style:font-weight-asian="bold" style:font-weight-complex="bold"/>
    </style:style>
    <style:style style:name="T5" style:family="text">
      <style:text-properties officeooo:rsid="00166060"/>
    </style:style>
    <style:style style:name="T6" style:family="text">
      <style:text-properties officeooo:rsid="00178a7a"/>
    </style:style>
    <style:style style:name="T7" style:family="text">
      <style:text-properties officeooo:rsid="00185fc4"/>
    </style:style>
    <style:style style:name="T8" style:family="text">
      <style:text-properties officeooo:rsid="001950cc"/>
    </style:style>
    <style:style style:name="T9" style:family="text">
      <style:text-properties officeooo:rsid="001b93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do:</text:p>
      <text:p text:style-name="P1"/>
      <text:p text:style-name="P1">-Cha<text:span text:style-name="T1">nges:</text:span></text:p>
      <text:p text:style-name="P2">1.</text:p>
      <text:p text:style-name="P21"><text:s text:c="2"/>amountPositiveSetInList &lt;- sum(MHCGeneTable$EnsemblId %in% tFTableMultipleLines$EnsemblId)</text:p>
      <text:p text:style-name="P21"><text:s text:c="2"/>relevantTFBSDf &lt;- tFTableMultipleLines[tFTableMultipleLines$EnsemblId %in% MHCGeneTable$EnsemblId,]</text:p>
      <text:p text:style-name="P21"><text:s text:c="2"/>print(paste("Amount of positive set genes in 29 mammals data set:", amountPositiveSetInList))</text:p>
      <text:p text:style-name="P21"><text:s text:c="2"/>print(head(relevantTFBSDf))</text:p>
      <text:p text:style-name="P21"><text:s text:c="2"/>#note: relevantTFBSDf thus contains the TFBS linked to MHC pathway related genes</text:p>
      <text:p text:style-name="P21"/>
      <text:p text:style-name="P21">to something that counts the total amount of TFBS based on one line data. I think via <text:span text:style-name="T1">applying over the rows containing MHC genes </text:span>grepl(“……-<text:span text:style-name="T1">([0-9]+)</text:span>”), <text:span text:style-name="T1">and summing all the selected numbers together. That gives you the total number of motifs in MHC genes. Note that, first, I need to convert the list to the correct ENSEMBL version.</text:span><text:span text:style-name="T4">OLD</text:span></text:p>
      <text:p text:style-name="P1"/>
      <text:p text:style-name="P2">2.</text:p>
      <text:p text:style-name="P20">totalSetTFBSCounts = count(tFTableMultipleLines$TranscriptionFactorBindingSites)</text:p>
      <text:p text:style-name="P20"><text:s text:c="2"/>names(totalSetTFBSCounts) = countDataNames</text:p>
      <text:p text:style-name="P20"><text:s text:c="2"/></text:p>
      <text:p text:style-name="P20"><text:s text:c="2"/>totalCountsFullSet = sum(totalSetTFBSCounts$Counts)</text:p>
      <text:p text:style-name="P20"/>
      <text:p text:style-name="P20">Change as above, but now over all the rows. <text:span text:style-name="T4">OLD</text:span></text:p>
      <text:p text:style-name="P19"/>
      <text:p text:style-name="P5">3. Hmm..its more difficult than I thought. The above would only give totals. I need, however, to know per TFBS <text:s/>how often it occurs in the whole genome versus how often it occurs in the positive set. So I need:</text:p>
      <text:p text:style-name="P5">-<text:span text:style-name="T3">to subset for those genes in the positive set</text:span></text:p>
      <text:p text:style-name="P9">-creat<text:span text:style-name="T7">e</text:span> an empty dataframe <text:span text:style-name="T6">(newDf)</text:span> <text:span text:style-name="T5">with 4000 rows (I don’t expect more TFBS than that in ~50 genes)</text:span></text:p>
      <text:p text:style-name="P9">-<text:span text:style-name="T7">create two empty vectors of length 10000 (to hold TFBS_name and TFBS_count)</text:span></text:p>
      <text:p text:style-name="P9">-<text:span text:style-name="T5">apply over the rows of the subsetted MHC dataframe the following:<text:line-break/><text:tab/>-grep(“pattern that captures TFBS-count”)</text:span></text:p>
      <text:p text:style-name="P9"><text:tab/>-<text:span text:style-name="T5">strsplit(“-”, fixed = TRUE)</text:span></text:p>
      <text:p text:style-name="P9"><text:span text:style-name="T5"><text:tab/>-make a for loop that fills one vector with the TFBS_name and one vector <text:s text:c="44"/><text:tab/>concomitantly with the associated count, and names each slot it fills after the ENSG_ID <text:tab/>that it came from. </text:span></text:p>
      <text:p text:style-name="P10">-<text:span text:style-name="T6">now the magic:</text:span></text:p>
      <text:p text:style-name="P10"><text:span text:style-name="T9">remove empty elements of the vectors<text:line-break/>set a counter (for which row you are in) to 1<text:line-break/>loop through the vector, if the ENSEMBLID exists in the newDf:</text:span></text:p>
      <text:p text:style-name="P9"><text:span text:style-name="T6"><text:tab/>check whether the TFBS_name exists in any of those rows, if so:</text:span></text:p>
      <text:p text:style-name="P9"><text:span text:style-name="T6"><text:tab/><text:tab/>add its count to the number there.</text:span></text:p>
      <text:p text:style-name="P9"><text:span text:style-name="T8"><text:tab/>If not:</text:span></text:p>
      <text:p text:style-name="P9"><text:span text:style-name="T8"><text:tab/><text:tab/>add a new row, set the Ensembl-ID, TFBS_name, and associated count<text:line-break/><text:tab/><text:tab/>counter ← counter + 1</text:span></text:p>
      <text:p text:style-name="P17">if not: </text:p>
      <text:p text:style-name="P9"><text:span text:style-name="T8"><text:tab/>add a new row, set the Ensembl-ID, TFBS_name, and associated count<text:line-break/><text:tab/><text:tab/>counter ← counter + 1</text:span></text:p>
      <text:p text:style-name="P9"/>
      <text:p text:style-name="P18">remove empty rows</text:p>
      <text:p text:style-name="P15"><text:soft-page-break/></text:p>
      <text:p text:style-name="P15">et voila, I can now take the sum for the total and know of every TFBS its prevalence, <text:span text:style-name="T8">and its linked to an EnsemblID</text:span></text:p>
      <text:p text:style-name="P15"/>
      <text:p text:style-name="P13"/>
      <text:p text:style-name="P13">4. Now the same for the full set...but there I can’t really do all this again I think. <text:span text:style-name="T9">Yes I can. Only make much, much larger empty data frames and vectors</text:span></text:p>
      <text:p text:style-name="P11"/>
      <text:p text:style-name="P11"/>
      <text:p text:style-name="P3"><text:span text:style-name="T2"/></text:p>
      <text:p text:style-name="P3"><text:span text:style-name="T2"/></text:p>
      <text:p text:style-name="P1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3:13:03.072356118</meta:creation-date>
    <dc:date>2017-06-20T16:44:25.888685812</dc:date>
    <meta:editing-duration>PT19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389" meta:character-count="2521" meta:non-whitespace-character-count="2085"/>
  </office:meta>
</office:document-meta>
</file>